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872d" officeooo:paragraph-rsid="001587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TABLE ESTADO(<text:line-break/>estado VARCHAR(25),<text:line-break/>uf VARCHAR(2),<text:line-break/>PRIMARY KEY (estado));<text:line-break/><text:line-break/><text:line-break/>CREATE TABLE CADASTRO_CLIENTE (<text:line-break/>nome VARCHAR(25),<text:line-break/>sobrenome VARCHAR(25),<text:line-break/>cpf INTEGER(11) NOT NULL,<text:line-break/>numero_telefone INTEGER,<text:line-break/>cnpj INTEGER NOT NULL UNIQUE,<text:line-break/>email VARCHAR(50),<text:line-break/>cidade VARCHAR(50),<text:line-break/>uf VARCHAR(2),<text:line-break/>rua VARCHAR(50),<text:line-break/>nro_casa INTEGER,<text:line-break/>usuario VARCHAR(25) NOT NULL UNIQUE,<text:line-break/>senha VARCHAR(50) NOT NULL,<text:line-break/>PRIMARY KEY (cpf),<text:line-break/>FOREIGN KEY (uf) REFERENCES ESTADO(estado));<text:line-break/><text:line-break/>CREATE TABLE AREA_LOGIN(<text:line-break/>usuario VARCHAR(25) NOT NULL,<text:line-break/>senha VARCHAR(50) NOT NULL,<text:line-break/>FOREIGN KEY(usuario) REFERENCES CADATRO_CLIENTE(usuario)<text:line-break/>FOREIGN KEY(senha) REFERENCES CADATRO_CLIENTE(senha));<text:line-break/><text:line-break/>CREATE TABLE PRODUTO_PREMIUN(<text:line-break/>nome VARCHAR(50),<text:line-break/>id_p_p INTEGER(5) NOT NULL,<text:line-break/>PRIMARY KEY(id_p_p));<text:line-break/><text:line-break/>CREATE TABLE PRODUTO(<text:line-break/>nome VARCHAR(50),<text:line-break/>id_produto INTEGER(5) NOT NULL,<text:line-break/>PRIMARY KEY(id_produto));<text:line-break/><text:line-break/>CREATE TABLE CATALOGO(<text:line-break/>descricao_pro VARCHAR(150),<text:line-break/>id_p_p INTEGER(5) NOT NULL,<text:line-break/>id_produto INTEGER(5) NOT NULL,<text:line-break/>PRIMARY KEY(descricao_pro),<text:line-break/>FOREIGN KEY (id_p_p) REFERENCES PRODUTO_PREMIUN(id_p_p),<text:line-break/>FOREIGN KEY (id_produto) REFERENCES PRODUTO(id_produto));<text:line-break/><text:line-break/>CREATE TABLE PEDIDO(<text:line-break/>usuario VARCHAR(50),<text:line-break/>id_produto INTEGER(5) NOT NULL,<text:line-break/>id_pedido INTEGER(5) NOT NULL,<text:line-break/>id_p_p INTEGER(5) NOT NULL,<text:line-break/>nome VARCHAR(50),<text:line-break/><text:soft-page-break/>PRIMARY KEY(usuario, id_produto),<text:line-break/>FOREIGN KEY (usuario) REFERENCES CADASTRO_CLIENTE(usuario),<text:line-break/>FOREIGN KEY(id_produto) REFERENCES PRODUTO(id_produto),<text:line-break/>FOREIGN KEY(id_p_p) REFERENCES PRODUTO_PREMIUN(id_p_p));<text:line-break/><text:line-break/>CREATE TABLE FUNCIONARIO(<text:line-break/>cidade VARCHAR(50),<text:line-break/>id_fun INTEGER(7),<text:line-break/>nome_fun VARCHAR(50),<text:line-break/>PRIMARY KEY (id_fun));<text:line-break/><text:line-break/>CREATE TABLE LOCAL_MAIS_PROXIMO(<text:line-break/>cidade VARCHAR(50),<text:line-break/>uf VARCHAR(2),<text:line-break/>usuario VARCHAR(50),<text:line-break/>id_fun INTEGER(7),<text:line-break/>PRIMARY KEY (cidade, estado),<text:line-break/>FOREIGN KEY (uf) REFERENCES ESTADO(estado)<text:line-break/>FOREIGN KEY (usuario) REFERENCES CADASTRO_CLIENTE(usuario)<text:line-break/>FOREIGN KEY (id_fun) REFERENCES FUNCIONARIO(id_fun));<text:line-break/><text:line-break/>CREATE TABLE CEDE_LOJA(<text:line-break/>cidade VARCHAR(50),<text:line-break/>uf VARCHAR(2),<text:line-break/>PRIMARY KEY(cidade,estado),<text:line-break/>FOREIGN KEY(uf) REFERENCES ESTADO(estado));<text:line-break/><text:line-break/>CREATE TABLE MONTAGEM(<text:line-break/>nome_fun VARCHAR(50),<text:line-break/>id_fun INTEGER(7)NOT NULL,<text:line-break/>id_pedido INTEGER(5)NOT NULL,<text:line-break/>PRIMARY KEY(id_fun, id_pedido),<text:line-break/>FOREIGN KEY(id_fun) REFERENCES FUNCIONARIO(id_fun),<text:line-break/>FOREIGN KEY(id_pedido) REFERENCES PEDIDO(id_pedido));<text:line-break/><text:line-break/>CREATE TABLE TRANSPORTADORA(<text:line-break/>nome_trans VARCHAR(50),<text:line-break/>id_trans INTEGER(10),<text:line-break/>id_pedido INTEGER(5),<text:line-break/>usuario VARCHAR(50),<text:line-break/>PRIMARY KEY (id_trans),<text:line-break/>FOREIGN KEY (id_pedido) REFERENCES PEDIDO(id_pedido),<text:line-break/>FOREIGN KEY (usuario) REFERENCES CADASTRO_CLIENTE(usuario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6:19:26.174000000</meta:creation-date>
    <dc:date>2017-06-09T16:22:02.269000000</dc:date>
    <meta:editing-duration>PT4M32S</meta:editing-duration>
    <meta:editing-cycles>1</meta:editing-cycles>
    <meta:document-statistic meta:table-count="0" meta:image-count="0" meta:object-count="0" meta:page-count="2" meta:paragraph-count="1" meta:word-count="258" meta:character-count="2497" meta:non-whitespace-character-count="2228"/>
    <meta:generator>LibreOffice/5.1.6.2$Windows_x86 LibreOffice_project/07ac168c60a517dba0f0d7bc7540f5afa45f0909</meta:generator>
  </office:meta>
</office:document-meta>
</file>